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Normal" style:family="paragraph">
      <style:text-properties fo:color="#4472C4"/>
    </style:style>
    <style:style style:name="P7" style:parent-style-name="Normal" style:family="paragraph">
      <style:text-properties fo:color="#4472C4"/>
    </style:style>
    <style:style style:name="T8" style:parent-style-name="DefaultParagraphFont" style:family="text">
      <style:text-properties fo:color="#4472C4"/>
    </style:style>
  </office:automatic-styles>
  <office:body>
    <office:text text:use-soft-page-breaks="true">
      <text:p text:style-name="P1">Design Patterns – When and Why</text:p>
      <text:p text:style-name="P2"/>
      <text:p text:style-name="Normal"><text:span text:style-name="T3">Memento</text:span><text:s/>– Implement Undo Mechanisms</text:p>
      <text:p text:style-name="Normal"/>
      <text:p text:style-name="Normal"><text:span text:style-name="T4">State</text:span><text:s/>– Remove the need for large similar if / else statements<text:s/>or Switch statements<text:s/>in our code by using<text:s/><text:span text:style-name="T5">polymorphism</text:span>.<text:s/>Objects can behave differently when state changes.<text:s/>Makes extending code easy, don’t have to make changes in multiple places etc. Easy to add new tool types / states.</text:p>
      <text:p text:style-name="Normal"/>
      <text:p text:style-name="Normal"/>
      <text:p text:style-name="P6">Polymorphism -&gt; Can use an Abstract Class OR interface. Interfaces are generally preferred as Classes can inherit multiple interfaces. However, if objects share common behaviours, abstract classes allow code to be shared, creating more DRY code.</text:p>
      <text:p text:style-name="P7">IF objects share common functionality / code use Abstract Classes</text:p>
      <text:p text:style-name="Normal"><text:span text:style-name="T8">If object only share common method calls, use Interfa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DAM Craig</meta:initial-creator>
    <dc:creator>ADAM Craig</dc:creator>
    <meta:creation-date>2022-06-26T22:19:00Z</meta:creation-date>
    <dc:date>2022-06-30T16:39:00Z</dc:date>
    <meta:template xlink:href="Normal.dotm" xlink:type="simple"/>
    <meta:editing-cycles>8</meta:editing-cycles>
    <meta:editing-duration>PT1080S</meta:editing-duration>
    <meta:document-statistic meta:page-count="1" meta:paragraph-count="1" meta:word-count="108" meta:character-count="724" meta:row-count="5" meta:non-whitespace-character-count="617"/>
  </office:meta>
</office:document-meta>
</file>